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38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422cm" svg:y="3.942cm">
            <draw:object draw:notify-on-update-of-ranges="Sheet1.A1:Sheet1.A1 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Laplace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42502784729">
            <text:p>0.0014250278</text:p>
          </table:table-cell>
          <table:table-cell office:value-type="float" office:value="0.0053620338439941">
            <text:p>0.0053620338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0.0036768913269043">
            <text:p>0.0036768913</text:p>
          </table:table-cell>
          <table:table-cell office:value-type="float" office:value="0.0039839744567871">
            <text:p>0.0039839745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0.010541915893555">
            <text:p>0.0105419159</text:p>
          </table:table-cell>
          <table:table-cell office:value-type="float" office:value="0.008842945098877">
            <text:p>0.0088429451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0.028731107711792">
            <text:p>0.0287311077</text:p>
          </table:table-cell>
          <table:table-cell office:value-type="float" office:value="0.016411066055298">
            <text:p>0.0164110661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0.095664024353027">
            <text:p>0.0956640244</text:p>
          </table:table-cell>
          <table:table-cell office:value-type="float" office:value="0.026541948318481">
            <text:p>0.0265419483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0.24548602104187">
            <text:p>0.245486021</text:p>
          </table:table-cell>
          <table:table-cell office:value-type="float" office:value="0.043558120727539">
            <text:p>0.043558120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0.63251781463623">
            <text:p>0.6325178146</text:p>
          </table:table-cell>
          <table:table-cell office:value-type="float" office:value="0.063967227935791">
            <text:p>0.063967227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1.5667099952698">
            <text:p>1.5667099953</text:p>
          </table:table-cell>
          <table:table-cell office:value-type="float" office:value="0.089948892593384">
            <text:p>0.0899488926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4.1976501941681">
            <text:p>4.1976501942</text:p>
          </table:table-cell>
          <table:table-cell office:value-type="float" office:value="0.11775302886963">
            <text:p>0.1177530289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9.957062959671">
            <text:p>9.9570629597</text:p>
          </table:table-cell>
          <table:table-cell office:value-type="float" office:value="0.15595316886902">
            <text:p>0.1559531689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23.280742168427">
            <text:p>23.2807421684</text:p>
          </table:table-cell>
          <table:table-cell office:value-type="float" office:value="0.20357704162598">
            <text:p>0.2035770416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54.573163986206">
            <text:p>54.5731639862</text:p>
          </table:table-cell>
          <table:table-cell office:value-type="float" office:value="0.25411796569824">
            <text:p>0.2541179657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/>
          <table:table-cell office:value-type="float" office:value="0.33252191543579">
            <text:p>0.3325219154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/>
          <table:table-cell office:value-type="float" office:value="0.39200901985168">
            <text:p>0.3920090199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/>
          <table:table-cell office:value-type="float" office:value="0.47928309440613">
            <text:p>0.4792830944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/>
          <table:table-cell office:value-type="float" office:value="0.57221293449402">
            <text:p>0.5722129345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/>
          <table:table-cell office:value-type="float" office:value="0.6955578327179">
            <text:p>0.6955578327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/>
          <table:table-cell office:value-type="float" office:value="0.80566906929016">
            <text:p>0.8056690693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/>
          <table:table-cell office:value-type="float" office:value="0.93530082702637">
            <text:p>0.935300827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/>
          <table:table-cell office:value-type="float" office:value="1.0820400714874">
            <text:p>1.082040071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1:38:05</meta:creation-date>
    <dc:date>2014-08-11T21:53:05</dc:date>
    <meta:editing-duration>P0D</meta:editing-duration>
    <meta:editing-cycles>1</meta:editing-cycles>
    <meta:document-statistic meta:table-count="1" meta:cell-count="55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Sheet1.A1:Sheet1.C7" chart:data-source-has-labels="both" svg:x="0.77cm" svg:y="0.855cm" svg:width="12.055cm" svg:height="7.545cm">
          <chartooo:coordinate-region svg:x="1.682cm" svg:y="1.055cm" svg:width="11.049cm" svg:height="6.698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place</text:p>
                <draw:g>
                  <svg:desc>Sheet1.B1:Sheet1.B1</svg:desc>
                </draw:g>
              </table:table-cell>
              <table:table-cell office:value-type="string">
                <text:p>LU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7</svg:desc>
                </draw:g>
              </table:table-cell>
              <table:table-cell office:value-type="float" office:value="0.00142502784729">
                <text:p>0.00142502784729</text:p>
                <draw:g>
                  <svg:desc>Sheet1.B2:Sheet1.B7</svg:desc>
                </draw:g>
              </table:table-cell>
              <table:table-cell office:value-type="float" office:value="0.0053620338439941">
                <text:p>0.0053620338439941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6768913269043">
                <text:p>0.0036768913269043</text:p>
              </table:table-cell>
              <table:table-cell office:value-type="float" office:value="0.0039839744567871">
                <text:p>0.00398397445678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0541915893555">
                <text:p>0.010541915893555</text:p>
              </table:table-cell>
              <table:table-cell office:value-type="float" office:value="0.008842945098877">
                <text:p>0.0088429450988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8731107711792">
                <text:p>0.028731107711792</text:p>
              </table:table-cell>
              <table:table-cell office:value-type="float" office:value="0.016411066055298">
                <text:p>0.0164110660552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5664024353027">
                <text:p>0.095664024353027</text:p>
              </table:table-cell>
              <table:table-cell office:value-type="float" office:value="0.026541948318481">
                <text:p>0.0265419483184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4548602104187">
                <text:p>0.24548602104187</text:p>
              </table:table-cell>
              <table:table-cell office:value-type="float" office:value="0.043558120727539">
                <text:p>0.043558120727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